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1" table:formula="of:=[.V91]-[.V90]" office:value-type="percentage" office:value="-0.0499069975140108">
            <text:p>-4.99%</text:p>
          </table:table-cell>
          <table:table-cell table:style-name="ce11" table:formula="of:=([.T91]-[.$I$3])/[.$J$3]" office:value-type="percentage" office:value="0.259558819135551">
            <text:p>25.96%</text:p>
          </table:table-cell>
          <table:table-cell table:style-name="ce8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1" table:formula="of:=[.V92]-[.V91]" office:value-type="percentage" office:value="-0.0260298577910031">
            <text:p>-2.60%</text:p>
          </table:table-cell>
          <table:table-cell table:style-name="ce11" table:formula="of:=([.T92]-[.$I$3])/[.$J$3]" office:value-type="percentage" office:value="0.233528961344548">
            <text:p>23.35%</text:p>
          </table:table-cell>
          <table:table-cell table:style-name="ce8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1" table:formula="of:=[.V93]-[.V92]" office:value-type="percentage" office:value="0.0168995788433017">
            <text:p>1.69%</text:p>
          </table:table-cell>
          <table:table-cell table:style-name="ce11" table:formula="of:=([.T93]-[.$I$3])/[.$J$3]" office:value-type="percentage" office:value="0.25042854018785">
            <text:p>25.04%</text:p>
          </table:table-cell>
          <table:table-cell table:style-name="ce8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5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5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1" table:formula="of:=[.V94]-[.V93]" office:value-type="percentage" office:value="0.0168653177896252">
            <text:p>1.69%</text:p>
          </table:table-cell>
          <table:table-cell table:style-name="ce11" table:formula="of:=([.T94]-[.$I$3])/[.$J$3]" office:value-type="percentage" office:value="0.267293857977475">
            <text:p>26.73%</text:p>
          </table:table-cell>
          <table:table-cell table:style-name="ce8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5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1" table:formula="of:=[.V95]-[.V94]" office:value-type="percentage" office:value="0.0167444543295505">
            <text:p>1.67%</text:p>
          </table:table-cell>
          <table:table-cell table:style-name="ce11" table:formula="of:=([.T95]-[.$I$3])/[.$J$3]" office:value-type="percentage" office:value="0.284038312307026">
            <text:p>28.40%</text:p>
          </table:table-cell>
          <table:table-cell table:style-name="ce8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1" table:formula="of:=[.V96]-[.V95]" office:value-type="percentage" office:value="0.0107925633390223">
            <text:p>1.08%</text:p>
          </table:table-cell>
          <table:table-cell table:style-name="ce11" table:formula="of:=([.T96]-[.$I$3])/[.$J$3]" office:value-type="percentage" office:value="0.294830875646048">
            <text:p>29.48%</text:p>
          </table:table-cell>
          <table:table-cell table:style-name="ce8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1" table:formula="of:=[.V97]-[.V96]" office:value-type="percentage" office:value="0.0127232672068944">
            <text:p>1.27%</text:p>
          </table:table-cell>
          <table:table-cell table:style-name="ce11" table:formula="of:=([.T97]-[.$I$3])/[.$J$3]" office:value-type="percentage" office:value="0.307554142852942">
            <text:p>30.76%</text:p>
          </table:table-cell>
          <table:table-cell table:style-name="ce8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5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1" table:formula="of:=[.V98]-[.V97]" office:value-type="percentage" office:value="0.0132438314174911">
            <text:p>1.32%</text:p>
          </table:table-cell>
          <table:table-cell table:style-name="ce11" table:formula="of:=([.T98]-[.$I$3])/[.$J$3]" office:value-type="percentage" office:value="0.320797974270433">
            <text:p>32.08%</text:p>
          </table:table-cell>
          <table:table-cell table:style-name="ce8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1" table:formula="of:=[.V99]-[.V98]" office:value-type="percentage" office:value="0.0123481220253085">
            <text:p>1.23%</text:p>
          </table:table-cell>
          <table:table-cell table:style-name="ce11" table:formula="of:=([.T99]-[.$I$3])/[.$J$3]" office:value-type="percentage" office:value="0.333146096295742">
            <text:p>33.31%</text:p>
          </table:table-cell>
          <table:table-cell table:style-name="ce8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1" table:formula="of:=[.V100]-[.V99]" office:value-type="percentage" office:value="0.0123668256123646">
            <text:p>1.24%</text:p>
          </table:table-cell>
          <table:table-cell table:style-name="ce11" table:formula="of:=([.T100]-[.$I$3])/[.$J$3]" office:value-type="percentage" office:value="0.345512921908107">
            <text:p>34.55%</text:p>
          </table:table-cell>
          <table:table-cell table:style-name="ce8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1" table:formula="of:=[.V101]-[.V100]" office:value-type="percentage" office:value="-0.0697688317766237">
            <text:p>-6.98%</text:p>
          </table:table-cell>
          <table:table-cell table:style-name="ce11" table:formula="of:=([.T101]-[.$I$3])/[.$J$3]" office:value-type="percentage" office:value="0.275744090131483">
            <text:p>27.57%</text:p>
          </table:table-cell>
          <table:table-cell table:style-name="ce8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1" table:formula="of:=[.V102]-[.V101]" office:value-type="percentage" office:value="0.0125023462341552">
            <text:p>1.25%</text:p>
          </table:table-cell>
          <table:table-cell table:style-name="ce11" table:formula="of:=([.T102]-[.$I$3])/[.$J$3]" office:value-type="percentage" office:value="0.288246436365638">
            <text:p>28.82%</text:p>
          </table:table-cell>
          <table:table-cell table:style-name="ce8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3]-[.V102]" office:value-type="percentage" office:value="-12.4370263926263">
            <text:p>-1243.70%</text:p>
          </table:table-cell>
          <table:table-cell table:style-name="ce11" table:formula="of:=([.T103]-[.$I$3])/[.$J$3]" office:value-type="percentage" office:value="-12.1487799562606">
            <text:p>-1214.88%</text:p>
          </table:table-cell>
          <table:table-cell table:style-name="ce8" table:formula="of:=[.T103]-[.T102]" office:value-type="float" office:value="-2514191350">
            <text:p>-2,514,191,35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4]-[.V103]" office:value-type="percentage" office:value="0">
            <text:p>0.00%</text:p>
          </table:table-cell>
          <table:table-cell table:style-name="ce11" table:formula="of:=([.T104]-[.$I$3])/[.$J$3]" office:value-type="percentage" office:value="-12.1487799562606">
            <text:p>-1214.88%</text:p>
          </table:table-cell>
          <table:table-cell table:style-name="ce8" table:formula="of:=[.T104]-[.T103]" office:value-type="float" office:value="0">
            <text:p>0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5]-[.V104]" office:value-type="percentage" office:value="0">
            <text:p>0.00%</text:p>
          </table:table-cell>
          <table:table-cell table:style-name="ce11" table:formula="of:=([.T105]-[.$I$3])/[.$J$3]" office:value-type="percentage" office:value="-12.1487799562606">
            <text:p>-1214.88%</text:p>
          </table:table-cell>
          <table:table-cell table:style-name="ce8" table:formula="of:=[.T105]-[.T104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6]-[.V105]" office:value-type="percentage" office:value="0">
            <text:p>0.00%</text:p>
          </table:table-cell>
          <table:table-cell table:style-name="ce11" table:formula="of:=([.T106]-[.$I$3])/[.$J$3]" office:value-type="percentage" office:value="-12.1487799562606">
            <text:p>-1214.88%</text:p>
          </table:table-cell>
          <table:table-cell table:style-name="ce8" table:formula="of:=[.T106]-[.T105]" office:value-type="float" office:value="0">
            <text:p>0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7]-[.V106]" office:value-type="percentage" office:value="0">
            <text:p>0.00%</text:p>
          </table:table-cell>
          <table:table-cell table:style-name="ce11" table:formula="of:=([.T107]-[.$I$3])/[.$J$3]" office:value-type="percentage" office:value="-12.1487799562606">
            <text:p>-1214.88%</text:p>
          </table:table-cell>
          <table:table-cell table:style-name="ce8" table:formula="of:=[.T107]-[.T106]" office:value-type="float" office:value="0">
            <text:p>0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8]-[.V107]" office:value-type="percentage" office:value="12.1487799562606">
            <text:p>1214.88%</text:p>
          </table:table-cell>
          <table:table-cell/>
          <table:table-cell table:style-name="ce8" table:formula="of:=[.T108]-[.T107]" office:value-type="float" office:value="0">
            <text:p>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9]-[.V108]" office:value-type="percentage" office:value="0">
            <text:p>0.00%</text:p>
          </table:table-cell>
          <table:table-cell/>
          <table:table-cell table:style-name="ce8" table:formula="of:=[.T109]-[.T108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10]-[.V109]" office:value-type="percentage" office:value="0">
            <text:p>0.00%</text:p>
          </table:table-cell>
          <table:table-cell/>
          <table:table-cell table:style-name="ce8" table:formula="of:=[.T110]-[.T109]" office:value-type="float" office:value="0">
            <text:p>0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 table:number-rows-repeated="23">
          <table:table-cell table:number-columns-repeated="27"/>
          <table:table-cell table:style-name="ce8"/>
          <table:table-cell table:number-columns-repeated="8"/>
        </table:table-row>
        <table:table-row table:style-name="ro3" table:number-rows-repeated="831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6cm" draw:z-index="19" draw:name="http://hydra-media.cursecdn.com/pathofexile.gamepedia.com/0/05/Excavation_Map.png?version=523d5f4c86704b5e1d382e5615a8b870" draw:style-name="gr1" draw:text-style-name="P1" svg:width="4.127cm" svg:height="41.839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59cm" draw:z-index="37" draw:name="http://hydra-media.cursecdn.com/pathofexile.gamepedia.com/b/b8/Vaal_Temple_Map.png?version=ace9c20195063cb8fba9752c1cb8c666" draw:style-name="gr1" draw:text-style-name="P1" svg:width="4.127cm" svg:height="20.6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30/09/2016</text:date>, <text:time>16:3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09-30T16:33:20.65</dc:date>
    <dc:creator>Andrew Koidan</dc:creator>
    <meta:editing-duration>P10DT2H25M16S</meta:editing-duration>
    <meta:editing-cycles>480</meta:editing-cycles>
    <meta:generator>OpenOffice/4.1.2$Win32 OpenOffice.org_project/412m3$Build-9782</meta:generator>
    <meta:document-statistic meta:table-count="3" meta:cell-count="2526" meta:object-count="48"/>
  </office:meta>
</office:document-meta>
</file>